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4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 style:list-style-name="L3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24pt" style:font-size-complex="24pt"/>
    </style:style>
    <style:style style:name="P4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8pt" style:font-size-asian="24pt" style:font-size-complex="24pt"/>
    </style:style>
    <style:style style:name="T8" style:family="text">
      <style:text-properties fo:font-size="18pt" fo:font-style="italic" style:font-size-asian="24pt" style:font-style-asian="italic" style:font-size-complex="24pt" style:font-style-complex="italic"/>
    </style:style>
    <style:style style:name="T9" style:family="text">
      <style:text-properties style:text-position="-33% 58%" fo:font-size="18pt" fo:font-style="italic" style:font-size-asian="24pt" style:font-style-asian="italic" style:font-size-complex="24pt" style:font-style-complex="italic"/>
    </style:style>
    <style:style style:name="T10" style:family="text">
      <style:text-properties style:text-position="0% 100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1" style:family="text">
      <style:text-properties style:text-position="-33% 58%" style:font-name="Calibri2" fo:font-size="18pt" style:font-name-asian="Calibri3" style:font-size-asian="24pt" style:font-name-complex="Calibri3" style:font-size-complex="24pt"/>
    </style:style>
    <style:style style:name="T12" style:family="text">
      <style:text-properties style:font-name="Calibri2" fo:font-size="18pt" style:font-name-asian="Calibri3" style:font-size-asian="24pt" style:font-name-complex="Calibri3" style:font-size-complex="24pt"/>
    </style:style>
    <style:style style:name="T13" style:family="text">
      <style:text-properties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4" style:family="text">
      <style:text-properties style:text-position="-33% 58%"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5" style:family="text">
      <style:text-properties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6" style:family="text">
      <style:text-properties style:font-name="Calibri3" fo:font-size="18pt" fo:font-style="italic" fo:font-weight="bold" style:font-name-asian="Calibri3" style:font-size-asian="24pt" style:font-style-asian="italic" style:font-weight-asian="bold" style:font-name-complex="Calibri3" style:font-size-complex="24pt" style:font-style-complex="italic" style:font-weight-complex="bold"/>
    </style:style>
    <style:style style:name="T17" style:family="text">
      <style:text-properties style:font-name="Calibri3" fo:font-size="18pt" style:font-name-asian="Calibri3" style:font-size-asian="24pt" style:font-name-complex="Calibri3" style:font-size-complex="24pt"/>
    </style:style>
    <style:style style:name="T18" style:family="text">
      <style:text-properties style:font-name="Calibri3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19" style:family="text">
      <style:text-properties style:text-position="-33% 58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20" style:family="text">
      <style:text-properties style:text-position="-33% 58%"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1" style:family="text">
      <style:text-properties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2" style:family="text">
      <style:text-properties style:font-name="Calibri3" style:font-name-asian="Calibri3" style:font-name-complex="Calibri3"/>
    </style:style>
    <style:style style:name="T23" style:family="text">
      <style:text-properties style:font-name="Calibri2" style:font-name-asian="Calibri3" style:font-name-complex="Calibri3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ize="26pt" style:font-size-asian="36pt" style:font-size-complex="36pt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-33% 58%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a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kanonischen Transformationen kennen Sie, durch die die Integrationen der Hamilton’schen Bewegungsgleichungen quasi-trivial werden können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list text:style-name="L2">
              <text:list-item>
                <text:p>Man wähle die Transformation so, dass in den neuen Variablen <text:s text:c="9"/>die transformierte Hamilton-Funktion <text:s text:c="5"/>ein bekanntes, bereits gelöstes Problem formuliert</text:p>
                <text:p/>
              </text:list-item>
              <text:list-item>
                <text:p>Man wähle die Transformation so, dass alle neuen Koordinaten <text:s text:c="5"/>zyklisch sind</text:p>
                <text:p/>
              </text:list-item>
              <text:list-item>
                <text:p>Man wähle die Transformation so, dass</text:p>
              </text:list-item>
            </text:list>
          </draw:text-box>
        </draw:frame>
        <draw:frame draw:style-name="gr1" draw:text-style-name="P2" draw:layer="layout" svg:width="1.658cm" svg:height="1.033cm" svg:x="24.47cm" svg:y="7.383cm">
          <text:p/>
          <draw:object xlink:href="../neue%20Variablen%20qp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0.804cm" svg:height="1.033cm" svg:x="16.597cm" svg:y="8.483cm">
          <text:p/>
          <draw:object xlink:href="../barH.odf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0.902cm" svg:height="1.168cm" svg:x="24.848cm" svg:y="11.515cm">
          <text:p/>
          <draw:object xlink:href="../bar%20qj.odf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9.519cm" svg:height="1.168cm" svg:x="4.24cm" svg:y="15.715cm">
          <text:p/>
          <draw:object xlink:href="../qp%20cons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amilton-Jacobi-Differentialgleich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4.525cm" svg:height="2.709cm" svg:x="6.737cm" svg:y="9.145cm">
          <text:p/>
          <draw:object xlink:href="../Hamilton-Jacobi-Differentialgleichung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n Sie die Motivation zur Hamilton-Jacobi-Differentialgleichung und ihre Herleitung.</text:p>
          </draw:text-box>
        </draw:frame>
        <draw:frame presentation:style-name="pr4" draw:layer="layout" svg:width="25.199cm" svg:height="18.777cm" svg:x="1.4cm" svg:y="1.619cm" presentation:class="subtitle" presentation:user-transformed="true">
          <draw:text-box>
            <text:p/>
            <text:p/>
            <text:p/>
            <text:p/>
            <text:p>Ziel ist es, dass die <text:span text:style-name="T2">neuen</text:span> Variablen <text:s text:c="9"/><text:span text:style-name="T3">zeitlich konstant</text:span> werden. Dies ist sicher der Fall, wenn die Transformation für die <text:span text:style-name="T2">neue</text:span> Hamilton-Funktion</text:p>
            <text:p/>
            <text:p/>
            <text:p>erreicht.</text:p>
            <text:p>Dazu nimmt man zweckmäßiger-, aber nicht notwendigerweise die Erzeugende <text:span text:style-name="T2">F</text:span> vom Typ <text:span text:style-name="T2">F</text:span><text:span text:style-name="T4">2</text:span>:</text:p>
            <text:p/>
            <text:p>Dann gilt:</text:p>
            <text:p/>
            <text:p/>
            <text:p/>
            <text:p>Eingesetzt in <text:s text:c="4"/>erhält man die HJD</text:p>
          </draw:text-box>
        </draw:frame>
        <draw:frame draw:style-name="gr1" draw:text-style-name="P2" draw:layer="layout" svg:width="1.658cm" svg:height="1.033cm" svg:x="14.07cm" svg:y="5.683cm">
          <text:p/>
          <draw:object xlink:href="../neue%20Variablen%20qp.odf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5.736cm" svg:height="1.168cm" svg:x="11.131cm" svg:y="14.115cm">
          <text:p/>
          <draw:object xlink:href="../F2.odf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2" draw:layer="layout" svg:width="6.093cm" svg:height="2.192cm" svg:x="10.953cm" svg:y="8.903cm">
          <text:p/>
          <draw:object xlink:href="../neue%20Hamiltonfunktion%20H.odf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7.759cm" svg:height="2.462cm" svg:x="10.12cm" svg:y="16.468cm">
          <text:p/>
          <draw:object xlink:href="../kanonische%20Phasentransformation%20mit%20F2%20kurz.odf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2" draw:layer="layout" svg:width="0.804cm" svg:height="1.033cm" svg:x="12.497cm" svg:y="19.383cm">
          <text:p/>
          <draw:object xlink:href="../barH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es, wenn<text:tab/><text:tab/><text:tab/><text:tab/><text:tab/><text:tab/><text:tab/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34cm" svg:height="3cm" svg:x="15.353cm" svg:y="1.203cm">
          <text:p/>
          <draw:object xlink:href="../neue%20Hamiltonfunktion%20H.odf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20.106cm" svg:height="5.771cm" svg:x="3.946cm" svg:y="7.614cm">
          <text:p/>
          <draw:object xlink:href="../Zeitableitungen%20der%20neuen%20Variablen%20qp%20aus%20der%20neuen%20Hamiltonfunktion%20bar%20H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Funktion soll mit der HJD bestimmt werd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us der HJD muß die Erzeugende <text:span text:style-name="T2">F</text:span><text:span text:style-name="T4">2</text:span> bestimmt werde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n Typ Differentialgleichung stellt die HJD dar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Eine <text:span text:style-name="T3">nicht-lineare, partielle Differentialgleichung 1. Ordnung</text:span></text:p>
            <text:p>für <text:span text:style-name="T2">F</text:span><text:span text:style-name="T4">2</text:span> in (<text:span text:style-name="T2">S</text:span> + 1) Variablen <text:span text:style-name="T2">q</text:span><text:span text:style-name="T4">1</text:span>,...,<text:span text:style-name="T2">q</text:span><text:span text:style-name="T5">S</text:span>,<text:span text:style-name="T2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die Lösung der HJD? Begründen Sie diese Bezeichnung.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<text:span text:style-name="T3">Hamilton'sche Wirkungsfunktion</text:span> <text:span text:style-name="T2">F</text:span><text:span text:style-name="T4">2</text:span> = <text:span text:style-name="T2">S</text:span></text:p>
            <text:p><text:span text:style-name="T6"/></text:p>
            <text:p><text:span text:style-name="T6">Die totale zeitliche Ableitung von </text:span><text:span text:style-name="T2">S</text:span><text:span text:style-name="T6"> zeigt, dass </text:span><text:span text:style-name="T2">S</text:span><text:span text:style-name="T6"> der vom Hamilton'schen Prinzip bekannten Wirkungsfunktion</text:span></text:p>
            <text:p><text:span text:style-name="T6"/></text:p>
            <text:p><text:span text:style-name="T6">entspricht.</text:span></text:p>
          </draw:text-box>
        </draw:frame>
        <draw:frame draw:style-name="gr1" draw:text-style-name="P2" draw:layer="layout" svg:width="6.742cm" svg:height="1.27cm" svg:x="10.628cm" svg:y="12.064cm">
          <text:p/>
          <draw:object xlink:href="../Wirkungsfunktion%20S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Skizzieren Sie das Lösungsverfahren, mit dem sich über die HJD Probleme der Klassischen Mechanik berechnen lassen.</text:p>
          </draw:text-box>
        </draw:frame>
        <draw:frame presentation:style-name="pr6" draw:text-style-name="P3" draw:layer="layout" svg:width="25.199cm" svg:height="14.225cm" svg:x="1.4cm" svg:y="5.783cm" presentation:class="subtitle" presentation:user-transformed="true">
          <draw:text-box>
            <text:list text:style-name="L3">
              <text:list-item>
                <text:p><text:span text:style-name="T7">Man formuliere</text:span><text:span text:style-name="T7"><text:tab/></text:span><text:span text:style-name="T7"><text:tab/></text:span><text:span text:style-name="T7"><text:tab/></text:span><text:span text:style-name="T7"> <text:s text:c="3"/>, setze</text:span><text:span text:style-name="T7"><text:tab/></text:span><text:span text:style-name="T7"><text:tab/></text:span><text:span text:style-name="T7"><text:tab/></text:span><text:span text:style-name="T7"><text:tab/></text:span><text:span text:style-name="T7"> <text:s/>ein</text:span><text:span text:style-name="T7"><text:line-break/></text:span><text:span text:style-name="T7">und stelle die HJD auf</text:span></text:p>
              </text:list-item>
              <text:list-item>
                <text:p><text:span text:style-name="T7">Man löse die HJD für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6"/>und identifiziere die Integrationskonstanten mit den </text:span><text:span text:style-name="T8">neuen</text:span><text:span text:style-name="T7"> Impulsen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/></text:p>
              </text:list-item>
              <text:list-item>
                <text:p><text:span text:style-name="T7">Man setze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><text:line-break/></text:span><text:span text:style-name="T7">Das sind </text:span><text:span text:style-name="T8">S</text:span><text:span text:style-name="T7"> Gleichungen, die nach den Koordinaten </text:span><text:span text:style-name="T8">q</text:span><text:span text:style-name="T7">1,...,</text:span><text:span text:style-name="T8">qS</text:span><text:span text:style-name="T7"> aufzulösen sind:</text:span><text:span text:style-name="T7"><text:line-break/></text:span><text:span text:style-name="T8">q</text:span><text:span text:style-name="T9">j</text:span><text:span text:style-name="T7"> = </text:span><text:span text:style-name="T8">q</text:span><text:span text:style-name="T9">j</text:span><text:span text:style-name="T7"> (</text:span><text:span text:style-name="T8">t</text:span><text:span text:style-name="T7">|</text:span><text:span text:style-name="T10">β</text:span><text:span text:style-name="T11">1</text:span><text:span text:style-name="T12">,...,</text:span><text:span text:style-name="T13">β</text:span><text:span text:style-name="T14">S</text:span><text:span text:style-name="T12">,</text:span><text:span text:style-name="T13">α</text:span><text:span text:style-name="T11">1</text:span><text:span text:style-name="T12">,...,</text:span><text:span text:style-name="T13">α</text:span><text:span text:style-name="T14">S</text:span><text:span text:style-name="T12">) = </text:span><text:span text:style-name="T15">q</text:span><text:span text:style-name="T14">j</text:span><text:span text:style-name="T12">(</text:span><text:span text:style-name="T15">t</text:span><text:span text:style-name="T12">|</text:span><text:span text:style-name="T16">β</text:span><text:span text:style-name="T17">,</text:span><text:span text:style-name="T16">α</text:span><text:span text:style-name="T17">) ,      </text:span><text:span text:style-name="T13"> j</text:span><text:span text:style-name="T17"> = 1,...,</text:span><text:span text:style-name="T13">S</text:span><text:span text:style-name="T18">.</text:span></text:p>
              </text:list-item>
              <text:list-item>
                <text:p><text:span text:style-name="T18">Man berechne die Impulse aus</text:span><text:span text:style-name="T18"><text:line-break/></text:span><text:span text:style-name="T18"><text:line-break/></text:span><text:span text:style-name="T18"><text:line-break/></text:span><text:span text:style-name="T18">und setze die Koordinaten ein:</text:span><text:span text:style-name="T18"><text:line-break/></text:span><text:span text:style-name="T13">p</text:span><text:span text:style-name="T19">j</text:span><text:span text:style-name="T18"> = </text:span><text:span text:style-name="T13">p</text:span><text:span text:style-name="T19">j</text:span><text:span text:style-name="T18"> (</text:span><text:span text:style-name="T13">t</text:span><text:span text:style-name="T18">|</text:span><text:span text:style-name="T10">β</text:span><text:span text:style-name="T20">1</text:span><text:span text:style-name="T21">,...,</text:span><text:span text:style-name="T13">β</text:span><text:span text:style-name="T14">S</text:span><text:span text:style-name="T21">,</text:span><text:span text:style-name="T13">α</text:span><text:span text:style-name="T20">1</text:span><text:span text:style-name="T21">,...,</text:span><text:span text:style-name="T13">α</text:span><text:span text:style-name="T14">S</text:span><text:span text:style-name="T21">) = </text:span><text:span text:style-name="T15">p</text:span><text:span text:style-name="T14">j</text:span><text:span text:style-name="T21">(</text:span><text:span text:style-name="T15">t</text:span><text:span text:style-name="T21">|</text:span><text:span text:style-name="T16">β</text:span><text:span text:style-name="T18">,</text:span><text:span text:style-name="T16">α</text:span><text:span text:style-name="T18">) ,      </text:span><text:span text:style-name="T13"> j</text:span><text:span text:style-name="T18"> = 1,...,</text:span><text:span text:style-name="T13">S</text:span></text:p>
              </text:list-item>
              <text:list-item>
                <text:p><text:span text:style-name="T18">Die Anfangsbedingungen</text:span><text:span text:style-name="T18"><text:line-break/></text:span><text:span text:style-name="T18"><text:line-break/></text:span><text:span text:style-name="T18">liefern </text:span><text:span text:style-name="T16">α</text:span><text:span text:style-name="T18"> und </text:span><text:span text:style-name="T16">β</text:span><text:span text:style-name="T18">: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4"/>,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    </text:list-item>
              <text:list-item>
                <text:p><text:span text:style-name="T18">Die so bestimmten </text:span><text:span text:style-name="T16">α</text:span><text:span text:style-name="T18"> und </text:span><text:span text:style-name="T16">β</text:span><text:span text:style-name="T18"> werden eingesetzt, womit das mechanische Problem gelöst ist</text:span></text:p>
              </text:list-item>
            </text:list>
          </draw:text-box>
        </draw:frame>
        <draw:frame draw:style-name="gr3" draw:layer="layout" svg:width="3.923cm" svg:height="0.779cm" svg:x="11.077cm" svg:y="5.776cm">
          <text:p/>
          <draw:object xlink:href="../H.odf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4.172cm" svg:height="0.881cm" svg:x="16.681cm" svg:y="5.805cm">
          <text:p/>
          <draw:object xlink:href="../pj.odf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8.127cm" svg:height="0.88cm" svg:x="10.412cm" svg:y="7.34cm">
          <text:p/>
          <draw:object xlink:href="../F2=S.odf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6.38cm" svg:height="0.881cm" svg:x="17.073cm" svg:y="8.132cm">
          <text:p/>
          <draw:object xlink:href="../bar%20pj%20=%20alpha%20j.odf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14.067cm" svg:height="1.623cm" svg:x="6.781cm" svg:y="9.31cm">
          <text:p/>
          <draw:object xlink:href="../bar%20qj%20=%20beta%20j.odf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12.672cm" svg:height="1.754cm" svg:x="8.218cm" svg:y="13.629cm">
          <text:p/>
          <draw:object xlink:href="../pj%20=%20pj%20(qt%20alpha).odf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13.731cm" svg:height="0.958cm" svg:x="4.888cm" svg:y="17.589cm">
          <text:p/>
          <draw:object xlink:href="../Anfangsbedingungen.odf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5.238cm" svg:height="1.053cm" svg:x="11.135cm" svg:y="18.323cm">
          <text:p/>
          <draw:object xlink:href="../alpha.odf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5.255cm" svg:height="1.053cm" svg:x="16.678cm" svg:y="18.372cm">
          <text:p/>
          <draw:object xlink:href="../beta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Jacobi-Differentialgleichung des linearen harmonischen Oszillator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772cm" svg:height="2.521cm" svg:x="8.113cm" svg:y="9.239cm">
          <text:p/>
          <draw:object xlink:href="../HJD%20des%20linearen%20harmonischen%20Oszillator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für ist bei der HJD <text:span text:style-name="T2">F</text:span><text:span text:style-name="T4">2</text:span> die Erzeugende?</text:p>
          </draw:text-box>
        </draw:frame>
        <draw:frame presentation:style-name="pr4" draw:layer="layout" svg:width="25.199cm" svg:height="12.18cm" svg:x="1.4cm" svg:y="4.914cm" presentation:class="subtitle">
          <draw:text-box>
            <text:p>Für eine spezielle kanonische Transformation, die für <text:s text:c="4"/><text:span text:style-name="T22">≡</text:span><text:span text:style-name="T23"> 0 sorgt, oder gleichbedeutend damit für</text:span></text:p>
          </draw:text-box>
        </draw:frame>
        <draw:frame draw:style-name="gr1" draw:text-style-name="P2" draw:layer="layout" svg:width="0.804cm" svg:height="1.033cm" svg:x="20.197cm" svg:y="9.983cm">
          <text:p/>
          <draw:object xlink:href="../barH.odf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2" draw:layer="layout" svg:width="12.529cm" svg:height="1.418cm" svg:x="7.735cm" svg:y="11.69cm">
          <text:p/>
          <draw:object xlink:href="../Ergebnis%20der%20kanonischen%20Transformation%20bei%20der%20HJD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einem Separationsansatz? Nennen Sie einen passenden für die Lösung der HJD des linearen harmonischen Oszillators.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Separationsansatz führt dazu, dass die HJD in einen nur von q abhängigen Anteil und einen nur von t abhängigen Anteil zerlegt werden kann.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m Typ muss die <text:span text:style-name="T2">Erzeugende</text:span> sein, die die HJD erfüll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 Separationsansatz für die HJD-Lösung, der <text:span text:style-name="T24">q</text:span>-und <text:span text:style-name="T2">t</text:span>-Abhängigkeiten voneinander trennt, sinnvoll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’sche charakteristische Funktion definie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4" draw:layer="layout" svg:width="25.199cm" svg:height="4.384cm" svg:x="1.4cm" svg:y="0.398cm" presentation:class="title" presentation:user-transformed="true">
          <draw:text-box>
            <text:p><text:span text:style-name="T25">Man kann die Hamilton’sche charakteristische Funktion als Erzeugende einer kanonischen Transformation auffassen. Von welchem Typ ist diese Transformation? Was soll sie bewirk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ann führt die durch die Hamilton’sche charakteristische Funktion bewirkte Transformation auf die Hamilton-Funktion eines Systems von freien Massenpunkt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physikalische Bedeutung der Hamilton’schen charakteristischen Funktio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Hamilton-Jacobi-Methode überhaupt von Nutz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empfiehlt sich ein Separationsansatz für die Lösung der HJD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HJD <text:span text:style-name="T2">separabel</text:span> in den Koordinaten <text:span text:style-name="T2">q</text:span><text:span text:style-name="T5">j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Gestalt hat die Hamilton’sche charakteristische Funktion im Fall von zyklischen Koordinat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Libration, was unter einer Rotatio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Bewegung eines Pendels eine Libration, wann eine Rotatio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e mehrdimensionale (<text:span text:style-name="T2">S </text:span>&gt; 1) Bewegung periodisch? Wann nennt man sie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überprüft man leicht bei vollständig separablen Systemen die Periodizitä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Wirkungs- und Winkelvariable definie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en Vorteil der Methode der Wirkungs- und Winkelvariablen. Für welche Systeme ist die Methode anwendba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ändert sich die Winkelvariable <text:span text:style-name="T2">ω</text:span><text:span text:style-name="T5">i</text:span>, wenn die Koordinate <text:span text:style-name="T2">q</text:span><text:span text:style-name="T5">j</text:span> ihre volle Periode durchläuf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Funktion <text:s text:c="3"/>des linearen harmonischen Oszillators nach Transformation auf 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18.697cm" svg:y="0.383cm">
          <text:p/>
          <draw:object xlink:href="../barH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berechnet man die Frequenz <text:span text:style-name="T2">ν</text:span><text:span text:style-name="T5">i</text:span> der periodischen <text:span text:style-name="T26">q</text:span><text:span text:style-name="T27">i</text:span>-Beweg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JD für das Kepler-Problem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eigen Sie, dass das Kepler-Problem in Kugelkoordinaten vollständig separierbar ist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Hängen die Wirkungsvariablen <text:span text:style-name="T2">J</text:span><text:span text:style-name="T5">ϕ </text:span>, <text:span text:style-name="T2">J</text:span><text:span text:style-name="T5">ϑ</text:span> beim Kepler-Problem in irgendeiner Form vom Typ des Zentralfeldes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Wie hängt die transformierte Hamilton-Funktion <text:s text:c="3"/>des Kepler-Problems von den Wirkungsvariablen <text:span text:style-name="T2">J</text:span><text:span text:style-name="T5">r</text:span><text:span text:style-name="T28"> </text:span>, <text:span text:style-name="T2">J</text:span><text:span text:style-name="T5">ϑ </text:span>, <text:span text:style-name="T2">J</text:span><text:span text:style-name="T5">ϕ</text:span>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25.53cm" svg:y="0.3cm">
          <text:p/>
          <draw:object xlink:href="../barH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Kepler-Bewegung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e Bewegung <text:span text:style-name="T2">einfach periodisch,</text:span> wann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<text:span text:style-name="T2">m-fach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e <text:span text:style-name="T2">einfach periodische</text:span> Phasenbahn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iele unabhängige Frequenzen sind zur Beschreibung einer <text:span text:style-name="T2">m</text:span>-fach entarteten,<text:line-break/><text:span text:style-name="T2">S</text:span>-dimensionalen Bahn vonnöt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Entartungsbedingungen für die Kepler-Beweg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Eigen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Quantenhypothese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nden Sie die Quantenhypothese auf die Bewegung des Elektrons im Wasserstoffatom a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<text:span text:style-name="T2">Wirkungswelle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Geschwindigkeit <text:span text:style-name="T24">u</text:span> der Wirkungswel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Richtung hat <text:span text:style-name="T24">u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4" draw:layer="layout" svg:width="25.199cm" svg:height="4.384cm" svg:x="1.4cm" svg:y="0.398cm" presentation:class="title" presentation:user-transformed="true">
          <draw:text-box>
            <text:p><text:span text:style-name="T25">Was können Sie für ein System, das nur aus einem einzigen Teilchen besteht, bezüglich Richtung und Betrag von Teilchen- und Wirkungswellengeschwindigkeit aussag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konkret, wenn die Gesamtenergie nur aus kinetischer Energie besteh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Teilchen-Welle-Dualismus</text:span> für die Klassische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Wellengleichung der Klassischen Mechan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kalare Wellengleichung der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Lösung der skalaren Wellengleichung der Optik bei konstanter Brechzahl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Begriff <text:span text:style-name="T2">Eikonal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Annahmen der <text:span text:style-name="T2">geometrischen Optik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Eikonalgleichung der geometrischen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ie Analogie zwischen der Eikonalgleichung der geometrischen Optik und der Wellengleichung der Klassischen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Weise lassen sich einem mechanischen Teilchen Frequenz und Wellenlänge zuordn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alogiebetrachtung wird die Wellenfunktion eines Teilchens eingefüh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chrödinger-Gleichung des Teilchen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Hamilton-Funktion und Hamilton-Operato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5T14:12:55.205000000</dc:date>
    <meta:document-statistic meta:object-count="288"/>
  </office:meta>
</office:document-meta>
</file>